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c81dc" officeooo:paragraph-rsid="001c81dc"/>
    </style:style>
    <style:style style:name="P2" style:family="paragraph" style:parent-style-name="Text_20_body">
      <style:text-properties officeooo:paragraph-rsid="001cdb64"/>
    </style:style>
    <style:style style:name="P3" style:family="paragraph" style:parent-style-name="Text_20_body">
      <style:text-properties fo:font-weight="bold" officeooo:paragraph-rsid="001cdb64" style:font-weight-asian="bold" style:font-weight-complex="bold"/>
    </style:style>
    <style:style style:name="P4" style:family="paragraph" style:parent-style-name="Text_20_body">
      <style:text-properties officeooo:rsid="001d80dd" officeooo:paragraph-rsid="001d80dd"/>
    </style:style>
    <style:style style:name="P5" style:family="paragraph" style:parent-style-name="Heading_20_1">
      <style:text-properties officeooo:rsid="001cdb64" officeooo:paragraph-rsid="001cdb64"/>
    </style:style>
    <style:style style:name="P6" style:family="paragraph" style:parent-style-name="Title">
      <style:text-properties officeooo:rsid="001c81dc" officeooo:paragraph-rsid="001c81dc"/>
    </style:style>
    <style:style style:name="P7" style:family="paragraph" style:parent-style-name="Title">
      <style:paragraph-properties fo:break-before="page"/>
      <style:text-properties officeooo:rsid="001d80dd" officeooo:paragraph-rsid="001d80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DP</text:p>
      <text:p text:style-name="P1">TCP is designed for reliable transmission of data. If data is lost or damaged in transmission, TCP ensures that the data is resent. If packets of data arrive out of order, TCP puts them back in the correct order. If the data is coming too fast for the connection, TCP throttles the speed back so that packets won’t be lost. A program never needs to worry about receiving data that is out of order or incorrect. However, this reliability comes at a price. That price is speed. Establishing and tearing down TCP connections can take a fair amount of time, particularly for protocols such as HTTP, which tend to require many short transmissions.</text:p>
      <text:p text:style-name="P1">The User Datagram Protocol (UDP) is an alternative transport layer protocol for sending data over IP that is very quick, but not reliable. When you send UDP data, you have no way of knowing whether it arrived, much less whether different pieces of data arrived in the order in which you sent them. However, the pieces that do arrive generally arrive quickly.</text:p>
      <text:p text:style-name="P1"/>
      <text:p text:style-name="P1">Java’s implementation of UDP is split into two classes: DatagramPacket and DatagramSocket.</text:p>
      <text:h text:style-name="P5" text:outline-level="1">Socket Options</text:h>
      <text:p text:style-name="P2">• SO_TIMEOUT</text:p>
      <text:p text:style-name="P2">• SO_RCVBUF</text:p>
      <text:p text:style-name="P2">• SO_SNDBUF</text:p>
      <text:p text:style-name="P2">• SO_REUSEADDR</text:p>
      <text:p text:style-name="P2">• SO_BROADCAST</text:p>
      <text:p text:style-name="P2">• IP_TOS</text:p>
      <text:p text:style-name="P2"/>
      <text:p text:style-name="P3">SO_TIMEOUT</text:p>
      <text:p text:style-name="P2">public void setSoTimeout(int timeout) throws SocketException</text:p>
      <text:p text:style-name="P2">public int getSoTimeout() throws IOException</text:p>
      <text:p text:style-name="P2"/>
      <text:p text:style-name="P2">SO_RCVBUF</text:p>
      <text:p text:style-name="P2">public void setReceiveBufferSize(int size) throws SocketException</text:p>
      <text:p text:style-name="P2">public int getReceiveBufferSize() throws SocketException</text:p>
      <text:p text:style-name="P2"/>
      <text:p text:style-name="P2">SO_SNDBUF</text:p>
      <text:p text:style-name="P2">public void setSendBufferSize(int size) throws SocketException</text:p>
      <text:p text:style-name="P2">public int getSendBufferSize() throws SocketException</text:p>
      <text:p text:style-name="P2"><text:soft-page-break/>SO_REUSEADDR</text:p>
      <text:p text:style-name="P2">public void setReuseAddress(boolean on) throws SocketException</text:p>
      <text:p text:style-name="P2">public boolean getReuseAddress() throws SocketException</text:p>
      <text:p text:style-name="P2"/>
      <text:p text:style-name="P2">SO_BROADCAST</text:p>
      <text:p text:style-name="P2">public void setBroadcast(boolean on) throws SocketException</text:p>
      <text:p text:style-name="P2">public boolean getBroadcast() throws SocketException</text:p>
      <text:p text:style-name="P2"/>
      <text:p text:style-name="P2">IP_TOS</text:p>
      <text:p text:style-name="P2">public int getTrafficClass() throws SocketException</text:p>
      <text:p text:style-name="P2">public void setTrafficClass(int trafficClass) throws SocketException</text:p>
      <text:p text:style-name="P7">Multicast</text:p>
      <text:p text:style-name="P4">Multicasting is broader than unicast, point-to-point communication but narrower and more targeted than broadcast communication.</text:p>
      <text:p text:style-name="P4">Multicasting sends data from one host to many different hosts, but not to everyone; the data only goes to clients that have expressed an interest by joining a particular multicast group.</text:p>
      <text:p text:style-name="P4">A multicast address is the shared address of a group of hosts called a multicast group.</text:p>
      <text:p text:style-name="P4">Multicast address → 224.0.0.0/4 (i.e., they range from 224.0.0.0 to 239.255.255.2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0T22:51:12.748922389</meta:creation-date>
    <dc:date>2023-06-11T07:40:45.456474652</dc:date>
    <meta:editing-duration>PT1M</meta:editing-duration>
    <meta:editing-cycles>1</meta:editing-cycles>
    <meta:document-statistic meta:table-count="0" meta:image-count="0" meta:object-count="0" meta:page-count="3" meta:paragraph-count="34" meta:word-count="348" meta:character-count="2415" meta:non-whitespace-character-count="2101"/>
    <meta:generator>LibreOffice/6.0.7.3$Linux_X86_64 LibreOffice_project/00m0$Build-3</meta:generator>
  </office:meta>
</office:document-meta>
</file>